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19f5d"/>
    </style:style>
    <style:style style:name="P2" style:family="paragraph" style:parent-style-name="Standard">
      <style:text-properties officeooo:paragraph-rsid="0012db5d"/>
    </style:style>
    <style:style style:name="P3" style:family="paragraph" style:parent-style-name="Standard">
      <style:text-properties officeooo:paragraph-rsid="00119f5d"/>
    </style:style>
    <style:style style:name="P4" style:family="paragraph" style:parent-style-name="Standard">
      <style:text-properties fo:color="#b2b2b2" officeooo:rsid="00141e38" officeooo:paragraph-rsid="00141e38"/>
    </style:style>
    <style:style style:name="P5" style:family="paragraph" style:parent-style-name="Standard">
      <style:text-properties officeooo:rsid="00156073" officeooo:paragraph-rsid="00156073"/>
    </style:style>
    <style:style style:name="P6" style:family="paragraph" style:parent-style-name="Standard">
      <style:text-properties officeooo:rsid="00156073" officeooo:paragraph-rsid="0017d193"/>
    </style:style>
    <style:style style:name="T1" style:family="text">
      <style:text-properties officeooo:rsid="0012db5d"/>
    </style:style>
    <style:style style:name="T2" style:family="text">
      <style:text-properties officeooo:rsid="00141e38"/>
    </style:style>
    <style:style style:name="T3" style:family="text">
      <style:text-properties officeooo:rsid="0017d19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cd </text:span>~/Workspaces/PhD_ws/src/SLAM_Methods/Rover-SLAM<text:line-break/></text:p>
      <text:p text:style-name="P2">./Examples/Monocular/mono_euroc Vocabulary/SuperPointVoc.dbow3 /home/anast/Workspaces/PhD_ws/src/SLAM_Methods/Rover-SLAM/Examples/Monocular/OpenLoris.yaml /home/anast/Workspaces/Datasets/office1-1/color/ /home/anast/Workspaces/Datasets/office1-1/color_clean.txt </text:p>
      <text:p text:style-name="P1"><text:line-break/><text:line-break/><text:line-break/>ros2 launch rover_slam_ros2_bridge test_slam_visualization.launch.py</text:p>
      <text:p text:style-name="P1"><text:line-break/><text:line-break/>rviz2</text:p>
      <text:p text:style-name="P1"/>
      <text:p text:style-name="P1"/>
      <text:p text:style-name="P1"><text:line-break/><text:line-break/><text:span text:style-name="T2">NOW to run the ros2 wrapper for <text:s/>DYNA-SPORB-SLAM</text:span></text:p>
      <text:p text:style-name="P1"/>
      <text:p text:style-name="P1"/>
      <text:p text:style-name="P4">run the modified tb3 gazebo launch with depth and rgb sensor (r200 realsense)</text:p>
      <text:p text:style-name="P4"/>
      <text:p text:style-name="P1">ros2 launch turtlebot3_gazebo turtlebot3_world.launch.py </text:p>
      <text:p text:style-name="P1"/>
      <text:p text:style-name="P1">ros2 run orbslam3 mono <text:s/>/home/anast/Workspaces/PhD_ws/src/SLAM_Methods/Rover-SLAM/Vocabulary/SuperPointVoc.dbow3 <text:s text:c="2"/>src/orbslam3_ros2/config/monocular/realsense.yaml <text:s text:c="2"/>--ros-args <text:s text:c="2"/>-r /camera:=/intel_realsense_r200_rgb/image_raw <text:s text:c="2"/>-r /camera/camera_info:=/intel_realsense_r200_rgb/camera_info</text:p>
      <text:p text:style-name="P1"/>
      <text:p text:style-name="P1"/>
      <text:p text:style-name="P1">ros2 run turtlebot3_teleop teleop_keyboard</text:p>
      <text:p text:style-name="P1"/>
      <text:p text:style-name="P1"/>
      <text:p text:style-name="P1"/>
      <text:p text:style-name="P1"/>
      <text:p text:style-name="P1"/>
      <text:p text:style-name="P6">Run with BAG <text:span text:style-name="T3">works.</text:span></text:p>
      <text:p text:style-name="P6"><text:line-break/>anast@anast-Alienware-Aurora-R12:~/colcon_ws$ ros2 run orbslam3 mono_inertial <text:s text:c="2"/>/home/anast/Workspaces/PhD_ws/src/SLAM_Methods/Rover-SLAM/Vocabulary/SuperPointVoc.dbow3 <text:s text:c="2"/>src/orbslam3_ros2/config/monocular-inertial/EuRoC.yaml <text:s text:c="2"/>false <text:s text:c="2"/>--ros-args <text:s text:c="4"/>-r /camera:=/cam0/image_raw <text:s text:c="4"/>-r /imu:=/imu0</text:p>
      <text:p text:style-name="P5"/>
      <text:p text:style-name="P5"/>
      <text:p text:style-name="P5">ros2 bag play /home/anast/Downloads/V1_01_easy/V1_01_easy.db3 --rate 1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6-26T16:11:54.203246288</meta:creation-date>
    <dc:date>2025-07-10T18:23:22.229455231</dc:date>
    <meta:editing-duration>PT1H38M34S</meta:editing-duration>
    <meta:editing-cycles>7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78" meta:character-count="1295" meta:non-whitespace-character-count="1195"/>
  </office:meta>
</office:document-meta>
</file>